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Heading_20_2">
      <style:text-properties style:font-name="Times" fo:font-size="12pt" style:font-size-asian="12pt" style:font-size-complex="12pt"/>
    </style:style>
    <style:style style:name="P2" style:family="paragraph" style:parent-style-name="Text_20_body" style:list-style-name="L1"/>
    <style:style style:name="P3" style:family="paragraph" style:parent-style-name="Heading_20_1">
      <style:text-properties style:font-name="Times" fo:font-size="12pt" fo:language="en" fo:country="GB" style:font-name-asian="HG Mincho Light J" style:font-size-asian="12pt" style:font-name-complex="Tahoma" style:font-size-complex="12pt"/>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Ingredients</text:h>
      <text:p text:style-name="Text_20_body">440g can of corn kernels, drained</text:p>
      <text:p text:style-name="Text_20_body">2/3 <text:s/>cups plain flour</text:p>
      <text:p text:style-name="Text_20_body">3 eggs</text:p>
      <text:p text:style-name="Text_20_body">2 teaspoons curry powder</text:p>
      <text:p text:style-name="Text_20_body">1 teaspoon ground cumin</text:p>
      <text:p text:style-name="Text_20_body">1 small red capsicum, finely chopped</text:p>
      <text:p text:style-name="Text_20_body">3 spring onions, finely sliced</text:p>
      <text:p text:style-name="Text_20_body">1 medium carrot, grated</text:p>
      <text:p text:style-name="Text_20_body">cooking spray oil</text:p>
      <text:p text:style-name="Text_20_body">snow pea sprouts, to serve</text:p>
      <text:p text:style-name="Text_20_body">fresh coriander to garnish</text:p>
      <text:h text:style-name="P1" text:outline-level="2">Method</text:h>
      <text:list xml:id="list576172084" text:style-name="L1">
        <text:list-item>
          <text:p text:style-name="P2">Place ½ cup corn kernels in a bowl</text:p>
        </text:list-item>
        <text:list-item>
          <text:p text:style-name="P2">Process remaining corn, flour eggs &amp; spices until smooth</text:p>
        </text:list-item>
        <text:list-item>
          <text:p text:style-name="P2">Stir in reserved corn</text:p>
        </text:list-item>
        <text:list-item>
          <text:p text:style-name="P2">Stir in capsicum, spring onions and carrot</text:p>
        </text:list-item>
        <text:list-item>
          <text:p text:style-name="P2">Cook fritters in batches</text:p>
        </text:list-item>
        <text:list-item>
          <text:p text:style-name="P2">Serve with tomato salsa and garnis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Corn Fritters</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0-05-22T14:18:13</meta:creation-date>
    <dc:language>en-AU</dc:language>
    <meta:editing-cycles>3</meta:editing-cycles>
    <meta:editing-duration>PT00H15M56S</meta:editing-duration>
    <meta:initial-creator>Frank Jung</meta:initial-creator>
    <dc:date>2010-05-22T14:34:09</dc:date>
    <dc:creator>Frank Jung</dc:creator>
    <meta:document-statistic meta:table-count="0" meta:image-count="0" meta:object-count="0" meta:page-count="1" meta:paragraph-count="20" meta:word-count="95" meta:character-count="519"/>
    <meta:user-defined meta:name="Info 1"/>
    <meta:user-defined meta:name="Info 2"/>
    <meta:user-defined meta:name="Info 3"/>
    <meta:user-defined meta:name="Info 4"/>
  </office:meta>
</office:document-meta>
</file>